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stroke="none" svg:stroke-color="#dddddd" draw:fill="solid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8.2713in" svg:height="0.6051in" svg:x="-0.8028in" svg:y="-0.7319in"><text:p/></draw:rect><draw:rect text:anchor-type="paragraph" draw:z-index="1" draw:style-name="gr1" draw:text-style-name="P1" svg:width="8.2713in" svg:height="0.265in" svg:x="-0.8098in" svg:y="10.5846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9:03:16.137830626</meta:creation-date>
    <meta:editing-cycles>1</meta:editing-cycles>
    <meta:editing-duration>PT9M41S</meta:editing-duration>
    <dc:title>Map</dc:title>
    <dc:date>2015-03-12T09:58:18.596346236</dc: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